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806in" fo:margin-left="0in" fo:margin-right="-0.0104in" table:align="margins" style:writing-mode="lr-tb"/>
    </style:style>
    <style:style style:name="Table2.A" style:family="table-column">
      <style:table-column-properties style:column-width="2.0493in" style:rel-column-width="19810*"/>
    </style:style>
    <style:style style:name="Table2.B" style:family="table-column">
      <style:table-column-properties style:column-width="4.7313in" style:rel-column-width="45725*"/>
    </style:style>
    <style:style style:name="Table2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806in" fo:margin-left="0in" fo:margin-right="-0.0104in" table:align="margins" style:writing-mode="lr-tb"/>
    </style:style>
    <style:style style:name="Table4.A" style:family="table-column">
      <style:table-column-properties style:column-width="2.0493in" style:rel-column-width="19810*"/>
    </style:style>
    <style:style style:name="Table4.B" style:family="table-column">
      <style:table-column-properties style:column-width="4.7313in" style:rel-column-width="45725*"/>
    </style:style>
    <style:style style:name="Table4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top" fo:padding="0.0382in" fo:border="0.05pt solid #000000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806in" fo:margin-left="0in" fo:margin-right="-0.0104in" table:align="margins" style:writing-mode="lr-tb"/>
    </style:style>
    <style:style style:name="Table5.A" style:family="table-column">
      <style:table-column-properties style:column-width="2.0493in" style:rel-column-width="19810*"/>
    </style:style>
    <style:style style:name="Table5.B" style:family="table-column">
      <style:table-column-properties style:column-width="4.7313in" style:rel-column-width="45725*"/>
    </style:style>
    <style:style style:name="Table5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top" fo:padding="0.0382in" fo:border="0.05pt solid #000000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806in" fo:margin-left="0in" fo:margin-right="-0.0104in" table:align="margins" style:writing-mode="lr-tb"/>
    </style:style>
    <style:style style:name="Table6.A" style:family="table-column">
      <style:table-column-properties style:column-width="2.0493in" style:rel-column-width="19810*"/>
    </style:style>
    <style:style style:name="Table6.B" style:family="table-column">
      <style:table-column-properties style:column-width="4.7313in" style:rel-column-width="45725*"/>
    </style:style>
    <style:style style:name="Table6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top" fo:padding="0.0382in" fo:border="0.05pt solid #000000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806in" fo:margin-left="0in" fo:margin-right="-0.0104in" table:align="margins" style:writing-mode="lr-tb"/>
    </style:style>
    <style:style style:name="Table7.A" style:family="table-column">
      <style:table-column-properties style:column-width="2.0493in" style:rel-column-width="19810*"/>
    </style:style>
    <style:style style:name="Table7.B" style:family="table-column">
      <style:table-column-properties style:column-width="4.7313in" style:rel-column-width="45725*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top" fo:padding="0.0382in" fo:border="0.05pt solid #000000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7806in" fo:margin-left="0in" fo:margin-right="-0.0104in" table:align="margins" style:writing-mode="lr-tb"/>
    </style:style>
    <style:style style:name="Table8.A" style:family="table-column">
      <style:table-column-properties style:column-width="2.0493in" style:rel-column-width="19810*"/>
    </style:style>
    <style:style style:name="Table8.B" style:family="table-column">
      <style:table-column-properties style:column-width="4.7313in" style:rel-column-width="45725*"/>
    </style:style>
    <style:style style:name="Table8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top" fo:padding="0.0382in" fo:border="0.05pt solid #000000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231f" officeooo:paragraph-rsid="001e231f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rsid="001e231f" officeooo:paragraph-rsid="001e231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2" style:family="paragraph" style:parent-style-name="Standard">
      <style:text-properties officeooo:paragraph-rsid="001601df"/>
    </style:style>
    <style:style style:name="P13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WW-Table_20_Heading">
      <style:text-properties style:font-name="Arial"/>
    </style:style>
    <style:style style:name="P21" style:family="paragraph" style:parent-style-name="WW-Table_20_Heading">
      <style:text-properties officeooo:paragraph-rsid="001d793a"/>
    </style:style>
    <style:style style:name="P22" style:family="paragraph" style:parent-style-name="WW-Table_20_Contents">
      <style:text-properties style:font-name="Arial" fo:font-size="10pt" style:font-size-asian="10pt" style:font-size-complex="10pt"/>
    </style:style>
    <style:style style:name="P23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5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6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27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28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29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0" style:family="paragraph" style:parent-style-name="WW-Table_20_Contents1">
      <style:text-properties style:font-name="Arial" fo:font-size="10pt" officeooo:rsid="001e231f" officeooo:paragraph-rsid="001e231f" style:font-size-asian="10pt" style:font-size-complex="10pt"/>
    </style:style>
    <style:style style:name="P31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2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3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34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35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3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1b2bf"/>
    </style:style>
    <style:style style:name="P3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52283"/>
    </style:style>
    <style:style style:name="P4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a9f7a"/>
    </style:style>
    <style:style style:name="P4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b29ef"/>
    </style:style>
    <style:style style:name="P4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3332b7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21b2bf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252283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2a9f7a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319d2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3332b7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Arial" officeooo:paragraph-rsid="002a9f7a"/>
    </style:style>
    <style:style style:name="P5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paragraph-rsid="002b88da"/>
    </style:style>
    <style:style style:name="P5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paragraph-rsid="00319d2d"/>
    </style:style>
    <style:style style:name="P5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paragraph-rsid="003332b7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Arial" officeooo:paragraph-rsid="00319d2d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Arial" fo:font-weight="bold" officeooo:rsid="003332b7" officeooo:paragraph-rsid="003332b7" style:font-weight-asian="bold" style:font-weight-complex="bold"/>
    </style:style>
    <style:style style:name="P5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2pt" officeooo:paragraph-rsid="003332b7" style:font-size-asian="12pt" style:font-size-complex="12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officeooo:paragraph-rsid="00252283"/>
    </style:style>
    <style:style style:name="P57" style:family="paragraph" style:parent-style-name="Standard">
      <style:paragraph-properties fo:margin-left="0in" fo:margin-right="0in" fo:text-indent="0in" style:auto-text-indent="false" fo:break-before="page">
        <style:tab-stops/>
      </style:paragraph-properties>
      <style:text-properties style:font-name="Arial" fo:font-style="italic" fo:font-weight="bold" officeooo:rsid="00202ab8" officeooo:paragraph-rsid="00202ab8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margin-left="0in" fo:margin-right="0in" fo:text-indent="0in" style:auto-text-indent="false" fo:padding="0.0291in" fo:border-left="none" fo:border-right="none" fo:border-top="none" fo:border-bottom="0.06pt solid #000000" style:join-border="false">
        <style:tab-stops/>
      </style:paragraph-properties>
      <style:text-properties officeooo:paragraph-rsid="00252283"/>
    </style:style>
    <style:style style:name="P59" style:family="paragraph" style:parent-style-name="Standard">
      <style:text-properties style:font-name="Arial" officeooo:paragraph-rsid="0021b2bf"/>
    </style:style>
    <style:style style:name="P60" style:family="paragraph" style:parent-style-name="Standard">
      <style:text-properties style:font-name="Arial" officeooo:paragraph-rsid="00252283"/>
    </style:style>
    <style:style style:name="P61" style:family="paragraph" style:parent-style-name="Standard">
      <style:text-properties style:font-name="Arial" officeooo:paragraph-rsid="002a9f7a"/>
    </style:style>
    <style:style style:name="P62" style:family="paragraph" style:parent-style-name="Standard">
      <style:text-properties style:font-name="Arial" officeooo:paragraph-rsid="002b29ef"/>
    </style:style>
    <style:style style:name="P63" style:family="paragraph" style:parent-style-name="Standard">
      <style:paragraph-properties fo:margin-left="0.5102in" fo:margin-right="0in" fo:text-indent="0in" style:auto-text-indent="false"/>
      <style:text-properties style:font-name="Arial" officeooo:rsid="00202ab8" officeooo:paragraph-rsid="00202ab8"/>
    </style:style>
    <style:style style:name="P64" style:family="paragraph" style:parent-style-name="Standard">
      <style:paragraph-properties fo:margin-left="0.5102in" fo:margin-right="0in" fo:text-indent="0in" style:auto-text-indent="false"/>
      <style:text-properties style:font-name="Arial" officeooo:rsid="00202ab8" officeooo:paragraph-rsid="0021b2bf"/>
    </style:style>
    <style:style style:name="P65" style:family="paragraph" style:parent-style-name="Standard">
      <style:paragraph-properties fo:margin-left="0.5102in" fo:margin-right="0in" fo:text-indent="0in" style:auto-text-indent="false"/>
      <style:text-properties style:font-name="Arial" officeooo:rsid="00202ab8" officeooo:paragraph-rsid="00252283"/>
    </style:style>
    <style:style style:name="P66" style:family="paragraph" style:parent-style-name="Standard">
      <style:paragraph-properties fo:margin-left="0.5102in" fo:margin-right="0in" fo:text-indent="0in" style:auto-text-indent="false"/>
      <style:text-properties style:font-name="Arial" officeooo:rsid="00202ab8" officeooo:paragraph-rsid="002a9f7a"/>
    </style:style>
    <style:style style:name="P67" style:family="paragraph" style:parent-style-name="Standard">
      <style:paragraph-properties fo:margin-left="0.5102in" fo:margin-right="0in" fo:text-indent="0in" style:auto-text-indent="false"/>
      <style:text-properties style:font-name="Arial" officeooo:rsid="00202ab8" officeooo:paragraph-rsid="00319d2d"/>
    </style:style>
    <style:style style:name="P68" style:family="paragraph" style:parent-style-name="Standard">
      <style:paragraph-properties fo:margin-left="0.5102in" fo:margin-right="0in" fo:text-indent="0in" style:auto-text-indent="false"/>
      <style:text-properties style:font-name="Arial" officeooo:rsid="00202ab8" officeooo:paragraph-rsid="003332b7"/>
    </style:style>
    <style:style style:name="P69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1b2bf"/>
    </style:style>
    <style:style style:name="P70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52283"/>
    </style:style>
    <style:style style:name="P71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a9f7a"/>
    </style:style>
    <style:style style:name="P72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b29ef"/>
    </style:style>
    <style:style style:name="P73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b88da"/>
    </style:style>
    <style:style style:name="P74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319d2d"/>
    </style:style>
    <style:style style:name="P75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3332b7"/>
    </style:style>
    <style:style style:name="P76" style:family="paragraph" style:parent-style-name="Standard">
      <style:paragraph-properties fo:margin-left="0.5in" fo:margin-right="0in" fo:text-indent="0in" style:auto-text-indent="false"/>
      <style:text-properties style:font-name="Arial" officeooo:paragraph-rsid="0021b2bf"/>
    </style:style>
    <style:style style:name="P77" style:family="paragraph" style:parent-style-name="Standard">
      <style:paragraph-properties fo:margin-left="0.5in" fo:margin-right="0in" fo:text-indent="0in" style:auto-text-indent="false"/>
      <style:text-properties style:font-name="Arial" officeooo:paragraph-rsid="00252283"/>
    </style:style>
    <style:style style:name="P78" style:family="paragraph" style:parent-style-name="Standard">
      <style:paragraph-properties fo:margin-left="0.5in" fo:margin-right="0in" fo:text-indent="0in" style:auto-text-indent="false"/>
      <style:text-properties style:font-name="Arial" officeooo:paragraph-rsid="002a9f7a"/>
    </style:style>
    <style:style style:name="P79" style:family="paragraph" style:parent-style-name="Standard">
      <style:paragraph-properties fo:margin-left="0.5in" fo:margin-right="0in" fo:text-indent="0in" style:auto-text-indent="false"/>
      <style:text-properties style:font-name="Arial" officeooo:paragraph-rsid="002b29ef"/>
    </style:style>
    <style:style style:name="P80" style:family="paragraph" style:parent-style-name="Standard">
      <style:paragraph-properties fo:margin-left="0.5in" fo:margin-right="0in" fo:text-indent="0in" style:auto-text-indent="false"/>
      <style:text-properties style:font-name="Arial" officeooo:paragraph-rsid="002b88da"/>
    </style:style>
    <style:style style:name="P81" style:family="paragraph" style:parent-style-name="Standard">
      <style:paragraph-properties fo:margin-left="0.5in" fo:margin-right="0in" fo:text-indent="0in" style:auto-text-indent="false"/>
      <style:text-properties style:font-name="Arial" officeooo:paragraph-rsid="00319d2d"/>
    </style:style>
    <style:style style:name="P82" style:family="paragraph" style:parent-style-name="Standard">
      <style:paragraph-properties fo:margin-left="0.5in" fo:margin-right="0in" fo:text-indent="0in" style:auto-text-indent="false"/>
      <style:text-properties style:font-name="Arial" officeooo:paragraph-rsid="003332b7"/>
    </style:style>
    <style:style style:name="P83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21b2bf"/>
    </style:style>
    <style:style style:name="P84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252283"/>
    </style:style>
    <style:style style:name="P85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2a9f7a"/>
    </style:style>
    <style:style style:name="P86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2b29ef"/>
    </style:style>
    <style:style style:name="P87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319d2d"/>
    </style:style>
    <style:style style:name="P88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3332b7"/>
    </style:style>
    <style:style style:name="P89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style:font-name="Arial" officeooo:paragraph-rsid="002b88da"/>
    </style:style>
    <style:style style:name="P90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style:font-name="Arial" officeooo:paragraph-rsid="003332b7"/>
    </style:style>
    <style:style style:name="P91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style:font-name="Arial" fo:font-size="12pt" officeooo:paragraph-rsid="003332b7" style:font-size-asian="12pt" style:font-size-complex="12pt"/>
    </style:style>
    <style:style style:name="P92" style:family="paragraph" style:parent-style-name="Standard">
      <style:paragraph-properties fo:margin-left="0in" fo:margin-right="0in" fo:text-indent="0in" style:auto-text-indent="false" fo:break-before="page">
        <style:tab-stops/>
      </style:paragraph-properties>
    </style:style>
    <style:style style:name="P93" style:family="paragraph" style:parent-style-name="Standard">
      <style:paragraph-properties fo:margin-left="0.0102in" fo:margin-right="0in" fo:text-indent="0in" style:auto-text-indent="false"/>
      <style:text-properties style:font-name="Arial"/>
    </style:style>
    <style:style style:name="P94" style:family="paragraph" style:parent-style-name="WW-Table_20_Contents">
      <style:text-properties style:font-name="Arial" fo:font-size="10pt" officeooo:rsid="0021b2bf" officeooo:paragraph-rsid="0021b2bf" style:font-size-asian="10pt" style:font-size-complex="10pt"/>
    </style:style>
    <style:style style:name="P95" style:family="paragraph" style:parent-style-name="WW-Table_20_Contents">
      <style:text-properties style:font-name="Arial" fo:font-size="10pt" officeooo:rsid="0021b2bf" officeooo:paragraph-rsid="0022f105" style:font-size-asian="10pt" style:font-size-complex="10pt"/>
    </style:style>
    <style:style style:name="P96" style:family="paragraph" style:parent-style-name="WW-Table_20_Contents">
      <style:text-properties style:font-name="Arial" fo:font-size="10pt" officeooo:rsid="0021b2bf" officeooo:paragraph-rsid="0023f9e8" style:font-size-asian="10pt" style:font-size-complex="10pt"/>
    </style:style>
    <style:style style:name="P97" style:family="paragraph" style:parent-style-name="WW-Table_20_Contents">
      <style:text-properties style:font-name="Arial" fo:font-size="10pt" officeooo:rsid="0021b2bf" officeooo:paragraph-rsid="00252283" style:font-size-asian="10pt" style:font-size-complex="10pt"/>
    </style:style>
    <style:style style:name="P98" style:family="paragraph" style:parent-style-name="WW-Table_20_Contents">
      <style:text-properties style:font-name="Arial" fo:font-size="10pt" officeooo:rsid="0021b2bf" officeooo:paragraph-rsid="00290ce5" style:font-size-asian="10pt" style:font-size-complex="10pt"/>
    </style:style>
    <style:style style:name="P99" style:family="paragraph" style:parent-style-name="WW-Table_20_Contents">
      <style:text-properties style:font-name="Arial" fo:font-size="10pt" officeooo:rsid="0021b2bf" officeooo:paragraph-rsid="002a9f7a" style:font-size-asian="10pt" style:font-size-complex="10pt"/>
    </style:style>
    <style:style style:name="P100" style:family="paragraph" style:parent-style-name="WW-Table_20_Contents">
      <style:text-properties style:font-name="Arial" fo:font-size="10pt" officeooo:rsid="0021b2bf" officeooo:paragraph-rsid="002da547" style:font-size-asian="10pt" style:font-size-complex="10pt"/>
    </style:style>
    <style:style style:name="P101" style:family="paragraph" style:parent-style-name="WW-Table_20_Contents">
      <style:text-properties style:font-name="Arial" fo:font-size="10pt" officeooo:rsid="0021b2bf" officeooo:paragraph-rsid="00319d2d" style:font-size-asian="10pt" style:font-size-complex="10pt"/>
    </style:style>
    <style:style style:name="P102" style:family="paragraph" style:parent-style-name="WW-Table_20_Contents">
      <style:text-properties style:font-name="Arial" fo:font-size="10pt" officeooo:rsid="0021b2bf" officeooo:paragraph-rsid="003332b7" style:font-size-asian="10pt" style:font-size-complex="10pt"/>
    </style:style>
    <style:style style:name="P103" style:family="paragraph" style:parent-style-name="WW-Table_20_Contents">
      <style:text-properties style:font-name="Arial" fo:font-size="10pt" officeooo:paragraph-rsid="0021b2bf" style:font-size-asian="10pt" style:font-size-complex="10pt"/>
    </style:style>
    <style:style style:name="P104" style:family="paragraph" style:parent-style-name="WW-Table_20_Contents">
      <style:text-properties style:font-name="Arial" fo:font-size="10pt" officeooo:rsid="0023f9e8" officeooo:paragraph-rsid="0023f9e8" style:font-size-asian="10pt" style:font-size-complex="10pt"/>
    </style:style>
    <style:style style:name="P105" style:family="paragraph" style:parent-style-name="WW-Table_20_Contents">
      <style:text-properties style:font-name="Arial" fo:font-size="10pt" officeooo:rsid="0023f9e8" officeooo:paragraph-rsid="002cc154" style:font-size-asian="10pt" style:font-size-complex="10pt"/>
    </style:style>
    <style:style style:name="P106" style:family="paragraph" style:parent-style-name="WW-Table_20_Contents">
      <style:text-properties style:font-name="Arial" fo:font-size="10pt" officeooo:rsid="0023f9e8" officeooo:paragraph-rsid="002d31de" style:font-size-asian="10pt" style:font-size-complex="10pt"/>
    </style:style>
    <style:style style:name="P107" style:family="paragraph" style:parent-style-name="WW-Table_20_Contents">
      <style:text-properties style:font-name="Arial" fo:font-size="10pt" officeooo:rsid="0023f9e8" officeooo:paragraph-rsid="00319d2d" style:font-size-asian="10pt" style:font-size-complex="10pt"/>
    </style:style>
    <style:style style:name="P108" style:family="paragraph" style:parent-style-name="WW-Table_20_Contents">
      <style:text-properties style:font-name="Arial" fo:font-size="10pt" officeooo:rsid="0023f9e8" officeooo:paragraph-rsid="003332b7" style:font-size-asian="10pt" style:font-size-complex="10pt"/>
    </style:style>
    <style:style style:name="P109" style:family="paragraph" style:parent-style-name="WW-Table_20_Contents">
      <style:text-properties style:font-name="Arial" fo:font-size="10pt" officeooo:paragraph-rsid="00252283" style:font-size-asian="10pt" style:font-size-complex="10pt"/>
    </style:style>
    <style:style style:name="P110" style:family="paragraph" style:parent-style-name="WW-Table_20_Contents">
      <style:text-properties style:font-name="Arial" fo:font-size="10pt" officeooo:paragraph-rsid="002a9f7a" style:font-size-asian="10pt" style:font-size-complex="10pt"/>
    </style:style>
    <style:style style:name="P111" style:family="paragraph" style:parent-style-name="WW-Table_20_Contents">
      <style:text-properties style:font-name="Arial" fo:font-size="10pt" officeooo:rsid="002d31de" officeooo:paragraph-rsid="002d31de" style:font-size-asian="10pt" style:font-size-complex="10pt"/>
    </style:style>
    <style:style style:name="P112" style:family="paragraph" style:parent-style-name="WW-Table_20_Contents">
      <style:text-properties style:font-name="Arial" fo:font-size="10pt" officeooo:rsid="002d31de" officeooo:paragraph-rsid="002da547" style:font-size-asian="10pt" style:font-size-complex="10pt"/>
    </style:style>
    <style:style style:name="P113" style:family="paragraph" style:parent-style-name="WW-Table_20_Contents">
      <style:text-properties style:font-name="Arial" fo:font-size="10pt" officeooo:rsid="002d31de" officeooo:paragraph-rsid="00319d2d" style:font-size-asian="10pt" style:font-size-complex="10pt"/>
    </style:style>
    <style:style style:name="P114" style:family="paragraph" style:parent-style-name="WW-Table_20_Contents">
      <style:text-properties style:font-name="Arial" fo:font-size="10pt" officeooo:rsid="002d31de" officeooo:paragraph-rsid="003332b7" style:font-size-asian="10pt" style:font-size-complex="10pt"/>
    </style:style>
    <style:style style:name="P115" style:family="paragraph" style:parent-style-name="WW-Table_20_Contents">
      <style:text-properties style:font-name="Arial" fo:font-size="10pt" officeooo:rsid="002e2463" officeooo:paragraph-rsid="002e2463" style:font-size-asian="10pt" style:font-size-complex="10pt"/>
    </style:style>
    <style:style style:name="P116" style:family="paragraph" style:parent-style-name="WW-Table_20_Contents">
      <style:text-properties style:font-name="Arial" fo:font-size="10pt" officeooo:rsid="002e2463" officeooo:paragraph-rsid="00319d2d" style:font-size-asian="10pt" style:font-size-complex="10pt"/>
    </style:style>
    <style:style style:name="P117" style:family="paragraph" style:parent-style-name="WW-Table_20_Contents">
      <style:text-properties style:font-name="Arial" fo:font-size="10pt" officeooo:rsid="002e2463" officeooo:paragraph-rsid="003332b7" style:font-size-asian="10pt" style:font-size-complex="10pt"/>
    </style:style>
    <style:style style:name="P118" style:family="paragraph" style:parent-style-name="WW-Table_20_Contents">
      <style:text-properties style:font-name="Arial" fo:font-size="10pt" officeooo:rsid="002ef63b" officeooo:paragraph-rsid="002ef63b" style:font-size-asian="10pt" style:font-size-complex="10pt"/>
    </style:style>
    <style:style style:name="P119" style:family="paragraph" style:parent-style-name="WW-Table_20_Contents">
      <style:text-properties style:font-name="Arial" fo:font-size="10pt" officeooo:rsid="002ef63b" officeooo:paragraph-rsid="003332b7" style:font-size-asian="10pt" style:font-size-complex="10pt"/>
    </style:style>
    <style:style style:name="P120" style:family="paragraph" style:parent-style-name="WW-Table_20_Contents">
      <style:text-properties style:font-name="Arial" fo:font-size="10pt" officeooo:paragraph-rsid="00319d2d" style:font-size-asian="10pt" style:font-size-complex="10pt"/>
    </style:style>
    <style:style style:name="P121" style:family="paragraph" style:parent-style-name="WW-Table_20_Contents">
      <style:text-properties style:font-name="Arial" fo:font-size="10pt" officeooo:rsid="00319d2d" officeooo:paragraph-rsid="00319d2d" style:font-size-asian="10pt" style:font-size-complex="10pt"/>
    </style:style>
    <style:style style:name="P122" style:family="paragraph" style:parent-style-name="WW-Table_20_Contents">
      <style:text-properties style:font-name="Arial" fo:font-size="10pt" officeooo:paragraph-rsid="003332b7" style:font-size-asian="10pt" style:font-size-complex="10pt"/>
    </style:style>
    <style:style style:name="P123" style:family="paragraph" style:parent-style-name="WW-Table_20_Contents">
      <style:text-properties style:font-name="Arial" fo:font-size="10pt" officeooo:rsid="003332b7" officeooo:paragraph-rsid="003332b7" style:font-size-asian="10pt" style:font-size-complex="10pt"/>
    </style:style>
    <style:style style:name="P124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601df" style:font-style-asian="italic" style:font-style-complex="italic"/>
    </style:style>
    <style:style style:name="P125" style:family="paragraph" style:parent-style-name="WW-Table_20_Heading">
      <style:paragraph-properties fo:text-align="start" style:justify-single-word="false"/>
      <style:text-properties style:font-name="Arial" fo:font-size="12pt" fo:font-style="normal" fo:font-weight="normal" officeooo:rsid="0007ec12" officeooo:paragraph-rsid="00202ab8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WW-Table_20_Heading">
      <style:paragraph-properties fo:text-align="start" style:justify-single-word="false"/>
      <style:text-properties style:font-name="Arial" fo:font-size="12pt" fo:font-style="normal" fo:font-weight="normal" officeooo:paragraph-rsid="00202ab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WW-Table_20_Heading">
      <style:paragraph-properties fo:text-align="start" style:justify-single-word="false"/>
      <style:text-properties style:font-name="Arial" fo:font-size="12pt" fo:font-style="italic" officeooo:paragraph-rsid="00202ab8" style:font-size-asian="12pt" style:font-style-asian="italic" style:font-size-complex="12pt" style:font-style-complex="italic"/>
    </style:style>
    <style:style style:name="P128" style:family="paragraph" style:parent-style-name="WW-Table_20_Heading">
      <style:text-properties style:font-name="Arial" officeooo:paragraph-rsid="0021b2bf"/>
    </style:style>
    <style:style style:name="P129" style:family="paragraph" style:parent-style-name="WW-Table_20_Heading">
      <style:text-properties style:font-name="Arial" officeooo:paragraph-rsid="00252283"/>
    </style:style>
    <style:style style:name="P130" style:family="paragraph" style:parent-style-name="WW-Table_20_Heading">
      <style:text-properties style:font-name="Arial" officeooo:paragraph-rsid="002a9f7a"/>
    </style:style>
    <style:style style:name="P131" style:family="paragraph" style:parent-style-name="WW-Table_20_Heading">
      <style:text-properties style:font-name="Arial" officeooo:paragraph-rsid="00319d2d"/>
    </style:style>
    <style:style style:name="P132" style:family="paragraph" style:parent-style-name="WW-Table_20_Heading">
      <style:text-properties style:font-name="Arial" officeooo:paragraph-rsid="003332b7"/>
    </style:style>
    <style:style style:name="P133" style:family="paragraph" style:parent-style-name="WW-Table_20_Heading">
      <style:paragraph-properties fo:text-align="start" style:justify-single-word="false" fo:break-before="page"/>
      <style:text-properties style:font-name="Arial" fo:font-size="12pt" fo:font-style="italic" officeooo:paragraph-rsid="00202ab8" style:font-size-asian="12pt" style:font-style-asian="italic" style:font-size-complex="12pt" style:font-style-complex="italic"/>
    </style:style>
    <style:style style:name="P134" style:family="paragraph" style:parent-style-name="Text_20_body">
      <style:paragraph-properties fo:text-align="start" style:justify-single-word="false"/>
      <style:text-properties style:font-name="Arial" fo:font-size="12pt" fo:font-style="normal" fo:font-weight="normal" officeooo:paragraph-rsid="00202ab8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ext_20_body">
      <style:text-properties style:font-name="Arial" fo:font-size="12pt" officeooo:paragraph-rsid="00202ab8" style:font-size-asian="12pt" style:font-size-complex="12pt"/>
    </style:style>
    <style:style style:name="P136" style:family="paragraph" style:parent-style-name="Text_20_body">
      <style:paragraph-properties fo:text-align="start" style:justify-single-word="false"/>
      <style:text-properties fo:color="#000099" style:font-name="Arial" fo:font-size="12pt" fo:font-style="normal" fo:font-weight="normal" officeooo:paragraph-rsid="00202ab8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Text_20_body">
      <style:text-properties fo:color="#000099" style:font-name="Arial" fo:font-size="12pt" style:text-underline-style="solid" style:text-underline-width="auto" style:text-underline-color="font-color" officeooo:paragraph-rsid="00202ab8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e231f" style:font-size-asian="10pt" style:font-size-complex="10pt"/>
    </style:style>
    <style:style style:name="T7" style:family="text">
      <style:text-properties style:font-name="Arial" fo:font-size="10pt" officeooo:rsid="00202ab8" style:font-size-asian="10pt" style:font-size-complex="10pt"/>
    </style:style>
    <style:style style:name="T8" style:family="text">
      <style:text-properties style:font-name="Arial" fo:font-size="10pt" officeooo:rsid="0021b2bf" style:font-size-asian="10pt" style:font-size-complex="10pt"/>
    </style:style>
    <style:style style:name="T9" style:family="text">
      <style:text-properties style:font-name="Arial" fo:font-size="10pt" officeooo:rsid="0022f105" style:font-size-asian="10pt" style:font-size-complex="10pt"/>
    </style:style>
    <style:style style:name="T10" style:family="text">
      <style:text-properties style:font-name="Arial" fo:font-size="10pt" officeooo:rsid="00252283" style:font-size-asian="10pt" style:font-size-complex="10pt"/>
    </style:style>
    <style:style style:name="T11" style:family="text">
      <style:text-properties style:font-name="Arial" fo:font-size="10pt" officeooo:rsid="002a9f7a" style:font-size-asian="10pt" style:font-size-complex="10pt"/>
    </style:style>
    <style:style style:name="T12" style:family="text">
      <style:text-properties style:font-name="Arial" fo:font-size="10pt" officeooo:rsid="002b29ef" style:font-size-asian="10pt" style:font-size-complex="10pt"/>
    </style:style>
    <style:style style:name="T13" style:family="text">
      <style:text-properties style:font-name="Arial" fo:font-size="10pt" officeooo:rsid="002b88da" style:font-size-asian="10pt" style:font-size-complex="10pt"/>
    </style:style>
    <style:style style:name="T14" style:family="text">
      <style:text-properties style:font-name="Arial" fo:font-size="10pt" fo:font-style="italic" fo:font-weight="normal" officeooo:rsid="003332b7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style:font-name="Arial" fo:font-size="10pt" fo:font-style="normal" fo:font-weight="normal" officeooo:rsid="001e231f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fo:font-weight="normal" officeooo:rsid="00202ab8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fo:font-style="normal" fo:font-weight="normal" officeooo:rsid="0021b2bf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" fo:font-size="10pt" fo:font-style="normal" fo:font-weight="normal" officeooo:rsid="0022f105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Arial" fo:font-size="10pt" fo:font-style="normal" fo:font-weight="normal" officeooo:rsid="00252283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Arial" fo:font-size="10pt" fo:font-style="normal" fo:font-weight="normal" officeooo:rsid="002b29ef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Arial" fo:font-size="10pt" fo:font-style="normal" fo:font-weight="normal" officeooo:rsid="002b88d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fo:font-weight="normal" officeooo:rsid="002cc154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" fo:font-size="10pt" fo:font-style="normal" fo:font-weight="normal" officeooo:rsid="002d31de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Arial" fo:font-size="10pt" fo:font-style="normal" fo:font-weight="normal" officeooo:rsid="00319d2d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Arial" fo:font-size="10pt" fo:font-style="normal" fo:font-weight="normal" officeooo:rsid="003332b7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27" style:family="text">
      <style:text-properties officeooo:rsid="00186cd9"/>
    </style:style>
    <style:style style:name="T28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29" style:family="text">
      <style:text-properties officeooo:rsid="001e231f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202ab8"/>
    </style:style>
    <style:style style:name="T33" style:family="text">
      <style:text-properties fo:font-size="10pt" officeooo:rsid="002a9f7a" style:font-size-asian="10pt" style:font-size-complex="10pt"/>
    </style:style>
    <style:style style:name="T34" style:family="text">
      <style:text-properties fo:font-size="10pt" officeooo:rsid="0021b2bf" style:font-size-asian="10pt" style:font-size-complex="10pt"/>
    </style:style>
    <style:style style:name="T35" style:family="text">
      <style:text-properties fo:font-size="10pt" officeooo:rsid="002b88da" style:font-size-asian="10pt" style:font-size-complex="10pt"/>
    </style:style>
    <style:style style:name="T36" style:family="text">
      <style:text-properties fo:font-size="10pt" officeooo:rsid="00319d2d" style:font-size-asian="10pt" style:font-size-complex="10pt"/>
    </style:style>
    <style:style style:name="T37" style:family="text">
      <style:text-properties fo:font-size="10pt" officeooo:rsid="003332b7" style:font-size-asian="10pt" style:font-size-complex="10pt"/>
    </style:style>
    <style:style style:name="T38" style:family="text">
      <style:text-properties fo:font-size="10pt" fo:font-style="normal" fo:font-weight="normal" officeooo:rsid="002b29ef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tyle="normal" fo:font-weight="normal" officeooo:rsid="002b29ef" style:font-style-asian="normal" style:font-weight-asian="normal" style:font-style-complex="normal" style:font-weight-complex="normal"/>
    </style:style>
    <style:style style:name="T40" style:family="text">
      <style:text-properties officeooo:rsid="0021b2bf"/>
    </style:style>
    <style:style style:name="T41" style:family="text">
      <style:text-properties officeooo:rsid="0022f105"/>
    </style:style>
    <style:style style:name="T42" style:family="text">
      <style:text-properties officeooo:rsid="0023f9e8"/>
    </style:style>
    <style:style style:name="T43" style:family="text">
      <style:text-properties officeooo:rsid="00252283"/>
    </style:style>
    <style:style style:name="T44" style:family="text">
      <style:text-properties officeooo:rsid="002704d0"/>
    </style:style>
    <style:style style:name="T45" style:family="text">
      <style:text-properties officeooo:rsid="00290ce5"/>
    </style:style>
    <style:style style:name="T46" style:family="text">
      <style:text-properties officeooo:rsid="002cc154"/>
    </style:style>
    <style:style style:name="T47" style:family="text">
      <style:text-properties officeooo:rsid="002d31de"/>
    </style:style>
    <style:style style:name="T48" style:family="text">
      <style:text-properties officeooo:rsid="002ef63b"/>
    </style:style>
    <style:style style:name="T49" style:family="text">
      <style:text-properties officeooo:rsid="00319d2d"/>
    </style:style>
    <style:style style:name="T50" style:family="text">
      <style:text-properties officeooo:rsid="003332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9"/>
      <text:p text:style-name="P9"/>
      <text:p text:style-name="P9"/>
      <text:p text:style-name="P9"/>
      <text:p text:style-name="P6">WORM SUBJECT PLANNER</text:p>
      <text:p text:style-name="P5">Use Case Specificat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27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8">Camba, Jannieca</text:p>
      <text:p text:style-name="P8">Domingo, Patrick Leiniel</text:p>
      <text:p text:style-name="P8">Jimenez, Joni Marie</text:p>
      <text:p text:style-name="P12"/>
      <text:p text:style-name="P12"/>
      <text:p text:style-name="P12"/>
      <text:p text:style-name="P12"/>
      <text:p text:style-name="P12"/>
      <text:p text:style-name="P12"/>
      <text:p text:style-name="P10">In partial fulfillment of academic requirements</text:p>
      <text:p text:style-name="P11">for the course</text:p>
      <text:p text:style-name="P11">CS 191 Software Engineering I</text:p>
      <text:p text:style-name="P11">of the </text:p>
      <text:p text:style-name="P21"><text:span text:style-name="T26">1</text:span><text:span text:style-name="T28">st</text:span><text:span text:style-name="T26"> Semester, AY 2014-2015</text:span><text:line-break/><text:line-break/></text:p>
      <text:p text:style-name="P133">Unique Reference:</text:p>
      <text:p text:style-name="P134">The documents are stored in the repository </text:p>
      <text:p text:style-name="P136"><text:a xlink:type="simple" xlink:href="https://github.com/cyanworm/WormSubjectPlanner" text:style-name="Internet_20_link" text:visited-style-name="Visited_20_Internet_20_Link">https://github.com/cyanworm/WormSubjectPlanner</text:a></text:p>
      <text:p text:style-name="P136"/>
      <text:p text:style-name="P134"><text:span text:style-name="T30">File Name</text:span>: Use Case <text:span text:style-name="T32">Specification</text:span> - CW WORM Subject Planner.pdf </text:p>
      <text:p text:style-name="P135"><text:span text:style-name="T30">File Reference</text:span>: </text:p>
      <text:p text:style-name="P137"/>
      <text:p text:style-name="P126"/>
      <text:p text:style-name="P127">Document Purpose:</text:p>
      <text:p text:style-name="P134">The purpose of this document is to show the use case <text:span text:style-name="T32">specifications</text:span> for the WORM Subject Planner. It also aims to <text:span text:style-name="T32">define and explain the use cases used in the Use Case Model.</text:span></text:p>
      <text:p text:style-name="P126"/>
      <text:p text:style-name="P127">Target Audience:</text:p>
      <text:p text:style-name="P125">Clients and instructor</text:p>
      <text:p text:style-name="P124"/>
      <text:p text:style-name="P124">Revision Control</text:p>
      <text:p text:style-name="P27"/>
      <text:p text:style-name="P27"/>
      <text:p text:style-name="P27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3">Revision Date</text:p>
            </table:table-cell>
            <table:table-cell table:style-name="Table3.A1" office:value-type="string">
              <text:p text:style-name="P33">Person Responsible</text:p>
            </table:table-cell>
            <table:table-cell table:style-name="Table3.A1" office:value-type="string">
              <text:p text:style-name="P34">Version</text:p>
              <text:p text:style-name="P34">Number</text:p>
            </table:table-cell>
            <table:table-cell table:style-name="Table3.D1" office:value-type="string">
              <text:p text:style-name="P33">Modification</text:p>
            </table:table-cell>
          </table:table-row>
        </table:table-header-rows>
        <table:table-row>
          <table:table-cell table:style-name="Table3.A2" office:value-type="string">
            <text:p text:style-name="P28"><text:span text:style-name="T29">09</text:span>/<text:span text:style-name="T29">30</text:span>/<text:span text:style-name="T29">14</text:span></text:p>
          </table:table-cell>
          <table:table-cell table:style-name="Table3.A2" office:value-type="string">
            <text:p text:style-name="P30">Camba, Jannieca</text:p>
          </table:table-cell>
          <table:table-cell table:style-name="Table3.A2" office:value-type="string">
            <text:p text:style-name="P32">1.0</text:p>
          </table:table-cell>
          <table:table-cell table:style-name="Table3.D2" office:value-type="string">
            <text:p text:style-name="P35">Initial Document</text:p>
          </table:table-cell>
        </table:table-row>
      </table:table>
      <text:p text:style-name="P26"/>
      <text:p text:style-name="P57">Calendar-related:</text:p>
      <text:p text:style-name="P37"/>
      <text:p text:style-name="P37"/>
      <text:p text:style-name="P41"><text:span text:style-name="T3">Use-Case Name</text:span><text:span text:style-name="T1">:<text:tab/></text:span><text:span text:style-name="T8">1.</text:span><text:span text:style-name="T12">0</text:span><text:span text:style-name="T8"> </text:span><text:span text:style-name="T7">View</text:span><text:span text:style-name="T6"> </text:span><text:span text:style-name="T12">Calendar</text:span></text:p>
      <text:p text:style-name="P62"/>
      <text:p text:style-name="P72"><text:span text:style-name="T4">Description:<text:tab/></text:span><text:span text:style-name="T15">This Use-Cas</text:span><text:span text:style-name="T16">e involves </text:span><text:span text:style-name="T20">different functions in viewing the calendar. Please refer to the next use-cases for specific information.</text:span></text:p>
      <text:p text:style-name="P79"/>
      <text:p text:style-name="P86"><text:span text:style-name="T4">Preconditions:<text:tab/></text:span><text:span text:style-name="T20">None</text:span></text:p>
      <text:p text:style-name="P37"/>
      <text:p text:style-name="P42"/>
      <text:p text:style-name="P42"><text:span text:style-name="T3">Use-Case Name</text:span><text:span text:style-name="T1">:<text:tab/></text:span><text:span text:style-name="T8">1.</text:span><text:span text:style-name="T11">1</text:span><text:span text:style-name="T8"> </text:span><text:span text:style-name="T7">View</text:span><text:span text:style-name="T6"> </text:span><text:span text:style-name="T11">Month activities</text:span></text:p>
      <text:p text:style-name="P4"/>
      <text:p text:style-name="P13"><text:span text:style-name="T4">Description:<text:tab/></text:span><text:span text:style-name="T15">This Use-Cas</text:span><text:span text:style-name="T16">e involves viewing the calendar in its default mode which is the Month View. </text:span><text:span text:style-name="T17">This function will be activated upon choosing the Calendar option on the application's main interface.</text:span></text:p>
      <text:p text:style-name="P14"/>
      <text:p text:style-name="P16"><text:span text:style-name="T4">Preconditions:<text:tab/></text:span><text:span text:style-name="T16">The phone must have a proper date set in its system.</text:span></text:p>
      <text:p text:style-name="P63"/>
      <text:p text:style-name="P19">Flow of Events:</text:p>
      <text:p text:style-name="P1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Scenario Name</text:p>
            </table:table-cell>
            <table:table-cell table:style-name="Table1.B1" office:value-type="string">
              <text:p text:style-name="P20">Description</text:p>
            </table:table-cell>
          </table:table-row>
        </table:table-header-rows>
        <table:table-row>
          <table:table-cell table:style-name="Table1.A2" office:value-type="string">
            <text:p text:style-name="P22">Scenario 1 (Basic Flow)</text:p>
            <text:p text:style-name="P94">Student can view calendar</text:p>
          </table:table-cell>
          <table:table-cell table:style-name="Table1.B2" office:value-type="string">
            <text:p text:style-name="P94">1. The student presses the Calendar button in the application's main</text:p>
            <text:p text:style-name="P94"><text:s text:c="4"/>interface.</text:p>
            <text:p text:style-name="P96">2. The Month View of the calendar will be shown in a new window. <text:span text:style-name="T42">This</text:span></text:p>
            <text:p text:style-name="P96"><text:span text:style-name="T42"><text:s text:c="4"/>view will only appear as a normal calendar and will not be showing any of</text:span></text:p>
            <text:p text:style-name="P96"><text:span text:style-name="T42"><text:s text:c="4"/>scheduled activities.</text:span></text:p>
            <text:p text:style-name="P94">3. The student may do any of the following:</text:p>
            <text:p text:style-name="P94"><text:s text:c="8"/><text:span text:style-name="T41">a. </text:span>choose a certain day and view all scheduled activities for selected </text:p>
            <text:p text:style-name="P94"><text:s text:c="12"/>day.</text:p>
            <text:p text:style-name="P94"><text:s text:c="8"/><text:span text:style-name="T41">b</text:span>. exit the calendar.</text:p>
            <text:p text:style-name="P95">4. Upon choosing option 3.a, a new window will open for the selected</text:p>
            <text:p text:style-name="P95"><text:s text:c="4"/>function. However, choosing option 3.<text:span text:style-name="T41">b</text:span> will bring the student back to the </text:p>
            <text:p text:style-name="P95"><text:s text:c="4"/>application's main interface.</text:p>
          </table:table-cell>
        </table:table-row>
        <table:table-row>
          <table:table-cell table:style-name="Table1.A2" office:value-type="string">
            <text:p text:style-name="P115">Scenario 2</text:p>
            <text:p text:style-name="P115">Student cannot view calendar</text:p>
          </table:table-cell>
          <table:table-cell table:style-name="Table1.B2" office:value-type="string">
            <text:p text:style-name="P115">1. An error window will appear in place of the calendar's default Month View</text:p>
            <text:p text:style-name="P115"><text:s text:c="4"/>window.</text:p>
          </table:table-cell>
        </table:table-row>
      </table:table>
      <text:p text:style-name="P17"/>
      <text:p text:style-name="P18"/>
      <text:p text:style-name="P38"><text:span text:style-name="T3">Use-Case Name</text:span><text:span text:style-name="T1">:<text:tab/></text:span><text:span text:style-name="T8">1.</text:span><text:span text:style-name="T13">2</text:span><text:span text:style-name="T8"> </text:span><text:span text:style-name="T7">View</text:span><text:span text:style-name="T6"> </text:span><text:span text:style-name="T9">Day</text:span><text:span text:style-name="T8"> Activities</text:span></text:p>
      <text:p text:style-name="P59"/>
      <text:p text:style-name="P69"><text:span text:style-name="T4">Description:<text:tab/></text:span><text:span text:style-name="T15">This Use-Cas</text:span><text:span text:style-name="T16">e involves </text:span><text:span text:style-name="T17">viewing all scheduled activities for a </text:span><text:span text:style-name="T18">date</text:span><text:span text:style-name="T17">. This function will be activated upon c</text:span><text:span text:style-name="T18">hoosing a</text:span><text:span text:style-name="T17"> </text:span><text:span text:style-name="T18">certain day </text:span><text:span text:style-name="T17">on the </text:span><text:span text:style-name="T18">default</text:span><text:span text:style-name="T17"> </text:span><text:span text:style-name="T18">Month V</text:span><text:span text:style-name="T17">iew of the calendar.</text:span></text:p>
      <text:p text:style-name="P76"/>
      <text:p text:style-name="P83"><text:span text:style-name="T4">Preconditions:<text:tab/></text:span><text:span text:style-name="T18">The Calendar must be viewed properly.</text:span></text:p>
      <text:p text:style-name="P64"/>
      <text:p text:style-name="P44"/>
      <text:p text:style-name="P44"/>
      <text:p text:style-name="P44"/>
      <text:p text:style-name="P44"/>
      <text:p text:style-name="P44"><text:soft-page-break/>Flow of Events:</text:p>
      <text:p text:style-name="P44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8">Scenario Name</text:p>
            </table:table-cell>
            <table:table-cell table:style-name="Table2.B1" office:value-type="string">
              <text:p text:style-name="P128">Description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3">Scenario 1 (Basic Flow)</text:p>
            <text:p text:style-name="P94">Student can <text:span text:style-name="T42">access a certain day</text:span></text:p>
          </table:table-cell>
          <table:table-cell table:style-name="Table2.B2" office:value-type="string">
            <text:p text:style-name="P94">1. The student presses <text:span text:style-name="T42">a certain date in the calendar's Month View.</text:span></text:p>
            <text:p text:style-name="P104">2. The Day View of the calendar will be shown in a new window. This view will contain all the scheduled activities for this day.</text:p>
            <text:p text:style-name="P96">3. The student may do any of the following:</text:p>
            <text:p text:style-name="P96"><text:s text:c="8"/><text:span text:style-name="T41">a. </text:span>choose a certain <text:span text:style-name="T42">activity</text:span> and view all <text:span text:style-name="T42">information for selected </text:span></text:p>
            <text:p text:style-name="P96"><text:span text:style-name="T42"><text:s text:c="12"/>activity.</text:span></text:p>
            <text:p text:style-name="P96"><text:s text:c="8"/><text:span text:style-name="T41">b</text:span>. exit the <text:span text:style-name="T42">calendar's Day View</text:span>.</text:p>
            <text:p text:style-name="P96">4. Upon choosing option 3.a, a new window will open for the selected</text:p>
            <text:p text:style-name="P96"><text:s text:c="4"/>function. However, choosing option 3.<text:span text:style-name="T41">b</text:span> will bring the student back to the</text:p>
            <text:p text:style-name="P96"><text:span text:style-name="T42"><text:s text:c="4"/>calendar's Month View.</text:span></text:p>
          </table:table-cell>
        </table:table-row>
        <table:table-row table:style-name="Table2.2">
          <table:table-cell table:style-name="Table2.A2" office:value-type="string">
            <text:p text:style-name="P115">Scenario 2</text:p>
            <text:p text:style-name="P115">Student cannot access a certain day</text:p>
          </table:table-cell>
          <table:table-cell table:style-name="Table2.B2" office:value-type="string">
            <text:p text:style-name="P115">1. An error window will appear in place of the calendar's Day View window.</text:p>
          </table:table-cell>
        </table:table-row>
      </table:table>
      <text:p text:style-name="P39"/>
      <text:p text:style-name="P58"/>
      <text:p text:style-name="P39"/>
      <text:p text:style-name="P39"/>
      <text:p text:style-name="P39"><text:span text:style-name="T3">Use-Case Name</text:span><text:span text:style-name="T1">:<text:tab/></text:span><text:span text:style-name="T11">2.0</text:span><text:span text:style-name="T8"> </text:span><text:span text:style-name="T7">View</text:span><text:span text:style-name="T6"> </text:span><text:span text:style-name="T10">Individual</text:span><text:span text:style-name="T8"> Activit</text:span><text:span text:style-name="T10">y</text:span></text:p>
      <text:p text:style-name="P60"/>
      <text:p text:style-name="P70"><text:span text:style-name="T4">Description:<text:tab/></text:span><text:span text:style-name="T15">This Use-Cas</text:span><text:span text:style-name="T16">e involves </text:span><text:span text:style-name="T17">viewing all </text:span><text:span text:style-name="T19">information on a s</text:span><text:span text:style-name="T18">e</text:span><text:span text:style-name="T19">lected activity</text:span><text:span text:style-name="T17">. This function will be activated upon c</text:span><text:span text:style-name="T18">hoosing a</text:span><text:span text:style-name="T17"> </text:span><text:span text:style-name="T18">certain </text:span><text:span text:style-name="T19">activity</text:span><text:span text:style-name="T18"> </text:span><text:span text:style-name="T17">on the </text:span><text:span text:style-name="T19">Day</text:span><text:span text:style-name="T18"> V</text:span><text:span text:style-name="T17">iew of the calendar.</text:span></text:p>
      <text:p text:style-name="P77"/>
      <text:p text:style-name="P84"><text:span text:style-name="T4">Preconditions:<text:tab/></text:span><text:span text:style-name="T18">The </text:span><text:span text:style-name="T19">Day View of the </text:span><text:span text:style-name="T18">Calendar must be viewed properly. </text:span><text:span text:style-name="T19">There must also be a scheduled activity for that day.</text:span></text:p>
      <text:p text:style-name="P65"/>
      <text:p text:style-name="P45">Flow of Events:</text:p>
      <text:p text:style-name="P45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9">Scenario Name</text:p>
            </table:table-cell>
            <table:table-cell table:style-name="Table4.B1" office:value-type="string">
              <text:p text:style-name="P129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09">Scenario 1 (Basic Flow)</text:p>
            <text:p text:style-name="P97">Student can <text:span text:style-name="T42">access a certain activity</text:span></text:p>
          </table:table-cell>
          <table:table-cell table:style-name="Table4.B2" office:value-type="string">
            <text:p text:style-name="P97">1. The student presses <text:span text:style-name="T42">a certain activity in the calendar's Day View.</text:span></text:p>
            <text:p text:style-name="P105">2. The <text:span text:style-name="T46">Activity</text:span> View of the calendar will be shown in a new window. This will</text:p>
            <text:p text:style-name="P105"><text:s text:c="4"/>contain all the <text:span text:style-name="T43">information on a selected activity.</text:span></text:p>
            <text:p text:style-name="P97">3. The student may do any of the following:</text:p>
            <text:p text:style-name="P97"><text:s text:c="8"/><text:span text:style-name="T41">a. update activity record.</text:span></text:p>
            <text:p text:style-name="P97"><text:s text:c="8"/><text:span text:style-name="T41">b</text:span>. <text:span text:style-name="T44">return to the calendar's Day View</text:span>.</text:p>
            <text:p text:style-name="P97">4. Upon choosing option 3.a, a new window will open for the selected</text:p>
            <text:p text:style-name="P98"><text:s text:c="4"/>function <text:span text:style-name="T45">(refer to next use-cases)</text:span>. However, choosing option 3.<text:span text:style-name="T41">b</text:span> will bring <text:s text:c="5"/></text:p>
            <text:p text:style-name="P98"><text:s text:c="4"/>the student back to th<text:span text:style-name="T45">e calendar's Day View.</text:span></text:p>
          </table:table-cell>
        </table:table-row>
        <table:table-row table:style-name="Table4.2">
          <table:table-cell table:style-name="Table4.A2" office:value-type="string">
            <text:p text:style-name="P115">Scenario 2</text:p>
            <text:p text:style-name="P115">Student cannot access a certain activity</text:p>
          </table:table-cell>
          <table:table-cell table:style-name="Table4.B2" office:value-type="string">
            <text:p text:style-name="P115">1. An error window will appear in place of the calendar's Activity View</text:p>
            <text:p text:style-name="P115"><text:s text:c="4"/>window.</text:p>
          </table:table-cell>
        </table:table-row>
      </table:table>
      <text:p text:style-name="P56"/>
      <text:p text:style-name="P40"/>
      <text:p text:style-name="P40"/>
      <text:p text:style-name="P40"><text:soft-page-break/><text:span text:style-name="T3">Use-Case Name</text:span><text:span text:style-name="T1">:<text:tab/></text:span><text:span text:style-name="T11">3</text:span><text:span text:style-name="T8">.</text:span><text:span text:style-name="T11">0</text:span><text:span text:style-name="T8"> </text:span><text:span text:style-name="T13">Update Activity Record</text:span></text:p>
      <text:p text:style-name="P61"/>
      <text:p text:style-name="P73"><text:span text:style-name="T4">Description:<text:tab/></text:span><text:span text:style-name="T15">This Use-Cas</text:span><text:span text:style-name="T16">e involves </text:span><text:span text:style-name="T20">different functions in </text:span><text:span text:style-name="T21">updating activity record</text:span><text:span text:style-name="T20">. Please refer to the next use-cases for specific information.</text:span></text:p>
      <text:p text:style-name="P80"/>
      <text:p text:style-name="P89"><text:span text:style-name="T31">Preconditions:<text:tab/></text:span><text:span text:style-name="T38">None</text:span></text:p>
      <text:p text:style-name="P61"/>
      <text:p text:style-name="P61"/>
      <text:p text:style-name="P50"><text:span text:style-name="T30">Use-Case Name</text:span>:<text:tab/><text:span text:style-name="T33">3</text:span><text:span text:style-name="T34">.</text:span><text:span text:style-name="T35">1</text:span><text:span text:style-name="T34"> </text:span><text:span text:style-name="T35">Add New Activity</text:span></text:p>
      <text:p text:style-name="P50"><text:span text:style-name="T35"/></text:p>
      <text:p text:style-name="P71"><text:span text:style-name="T4">Description:<text:tab/></text:span><text:span text:style-name="T15">This Use-Cas</text:span><text:span text:style-name="T16">e involves </text:span><text:span text:style-name="T22">adding a new activity for a certain date</text:span><text:span text:style-name="T17">. This function will be activated upon c</text:span><text:span text:style-name="T18">hoosing </text:span><text:span text:style-name="T22">this option on the Activity View of the calendar</text:span><text:span text:style-name="T17">.</text:span></text:p>
      <text:p text:style-name="P78"/>
      <text:p text:style-name="P85"><text:span text:style-name="T4">Preconditions:<text:tab/></text:span><text:span text:style-name="T18">The </text:span><text:span text:style-name="T22">Activity</text:span><text:span text:style-name="T19"> View of the </text:span><text:span text:style-name="T18">Calendar must be viewed properly. </text:span><text:span text:style-name="T19">The </text:span><text:span text:style-name="T23">student must be also sure that the activity he is going to add does not exist.</text:span></text:p>
      <text:p text:style-name="P66"/>
      <text:p text:style-name="P46">Flow of Events:</text:p>
      <text:p text:style-name="P46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30">Scenario Name</text:p>
            </table:table-cell>
            <table:table-cell table:style-name="Table5.B1" office:value-type="string">
              <text:p text:style-name="P130">Description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10">Scenario 1 (Basic Flow)</text:p>
            <text:p text:style-name="P99">Student <text:span text:style-name="T48">is directed to Add Activity window</text:span></text:p>
          </table:table-cell>
          <table:table-cell table:style-name="Table5.B2" office:value-type="string">
            <text:p text:style-name="P99">1. The student <text:span text:style-name="T47">chooses the Add option in the calendar's Activity View.</text:span></text:p>
            <text:p text:style-name="P106">2. <text:span text:style-name="T43">A new window will be shown</text:span>. <text:span text:style-name="T47">Here, he must enter all relevant information</text:span></text:p>
            <text:p text:style-name="P106"><text:span text:style-name="T47"><text:s text:c="4"/>related to the activity he wants to add.</text:span></text:p>
            <text:p text:style-name="P111">3. The new activity will be shown in the calendar's Activity View.</text:p>
            <text:p text:style-name="P112">4. <text:span text:style-name="T40">The student may do any of the following:</text:span></text:p>
            <text:p text:style-name="P100"><text:s text:c="8"/><text:span text:style-name="T41">a. update activity record.</text:span></text:p>
            <text:p text:style-name="P100"><text:s text:c="8"/><text:span text:style-name="T41">b</text:span>. <text:span text:style-name="T44">return to the calendar's Day View</text:span>.</text:p>
            <text:p text:style-name="P100"><text:span text:style-name="T49">5</text:span>. Upon choosing option <text:span text:style-name="T49">4</text:span>.a, a new window will open for the selected</text:p>
            <text:p text:style-name="P101"><text:s text:c="4"/>function <text:span text:style-name="T45">(refer to use-cases 3.2 and 3.3)</text:span>. However, choosing option <text:span text:style-name="T49">4</text:span>.<text:span text:style-name="T41">b</text:span> </text:p>
            <text:p text:style-name="P101"><text:s text:c="4"/>will bring the student back to th<text:span text:style-name="T45">e calendar's Day View.</text:span></text:p>
          </table:table-cell>
        </table:table-row>
        <table:table-row table:style-name="Table5.2">
          <table:table-cell table:style-name="Table5.A2" office:value-type="string">
            <text:p text:style-name="P115">Scenario 2</text:p>
            <text:p text:style-name="P115">Student <text:span text:style-name="T48">is not directed to Add Activity window</text:span></text:p>
          </table:table-cell>
          <table:table-cell table:style-name="Table5.B2" office:value-type="string">
            <text:p text:style-name="P115">1. An error window will appear in place of the <text:span text:style-name="T48">Add Activity </text:span>window.</text:p>
          </table:table-cell>
        </table:table-row>
        <table:table-row table:style-name="Table5.2">
          <table:table-cell table:style-name="Table5.A2" office:value-type="string">
            <text:p text:style-name="P118">Scenario 3</text:p>
            <text:p text:style-name="P118">Student tries to add existing activity</text:p>
          </table:table-cell>
          <table:table-cell table:style-name="Table5.B2" office:value-type="string">
            <text:p text:style-name="P118">1. An error window prompting the student to change Activity Name will</text:p>
            <text:p text:style-name="P118"><text:s text:c="4"/>appear.</text:p>
          </table:table-cell>
        </table:table-row>
      </table:table>
      <text:p text:style-name="P49"/>
      <text:p text:style-name="P49"/>
      <text:p text:style-name="P51"><text:span text:style-name="T30">Use-Case Name</text:span>:<text:tab/><text:span text:style-name="T33">3</text:span><text:span text:style-name="T34">.</text:span><text:span text:style-name="T36">2</text:span><text:span text:style-name="T34"> </text:span><text:span text:style-name="T36">Edit</text:span><text:span text:style-name="T35"> </text:span><text:span text:style-name="T36">Existing</text:span><text:span text:style-name="T35"> Activity</text:span></text:p>
      <text:p text:style-name="P51"><text:span text:style-name="T35"/></text:p>
      <text:p text:style-name="P74"><text:span text:style-name="T4">Description:<text:tab/></text:span><text:span text:style-name="T15">This Use-Cas</text:span><text:span text:style-name="T16">e involves </text:span><text:span text:style-name="T24">editing information on an existing</text:span><text:span text:style-name="T22"> activity</text:span><text:span text:style-name="T17">. This function will be activated upon c</text:span><text:span text:style-name="T18">hoosing </text:span><text:span text:style-name="T22">this option on the Activity View of the calendar</text:span><text:span text:style-name="T17">.</text:span></text:p>
      <text:p text:style-name="P81"/>
      <text:p text:style-name="P87"><text:span text:style-name="T4">Preconditions:<text:tab/></text:span><text:span text:style-name="T18">The </text:span><text:span text:style-name="T22">Activity</text:span><text:span text:style-name="T19"> View of the </text:span><text:span text:style-name="T18">Calendar must be viewed properly. </text:span><text:span text:style-name="T19">The </text:span><text:span text:style-name="T24">activity that the student is going to update must also exist</text:span><text:span text:style-name="T23">.</text:span></text:p>
      <text:p text:style-name="P67"/>
      <text:p text:style-name="P47">Flow of Events:</text:p>
      <text:p text:style-name="P47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31">Scenario Name</text:p>
            </table:table-cell>
            <table:table-cell table:style-name="Table6.B1" office:value-type="string">
              <text:p text:style-name="P131">Description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0">Scenario 1 (Basic Flow)</text:p>
            <text:p text:style-name="P101"><text:soft-page-break/>Student <text:span text:style-name="T48">is asked to choose certain activity</text:span></text:p>
          </table:table-cell>
          <table:table-cell table:style-name="Table6.B2" office:value-type="string">
            <text:p text:style-name="P101">1. The student <text:span text:style-name="T47">chooses the Edit option in the calendar's Activity View.</text:span></text:p>
            <text:p text:style-name="P121"><text:soft-page-break/>2. The student will be asked to choose the activity that he wants to edit.</text:p>
            <text:p text:style-name="P107"><text:span text:style-name="T49">3</text:span>. <text:span text:style-name="T43">A new window will be shown</text:span>. <text:span text:style-name="T47">Here, he must edit the information he wants</text:span></text:p>
            <text:p text:style-name="P107"><text:span text:style-name="T47"><text:s text:c="4"/>to change.</text:span></text:p>
            <text:p text:style-name="P113"><text:span text:style-name="T49">4</text:span>. The <text:span text:style-name="T49">updated</text:span> activity will be shown in the calendar's Activity View.</text:p>
            <text:p text:style-name="P113"><text:span text:style-name="T49">5</text:span>. <text:span text:style-name="T40">The student may do any of the following:</text:span></text:p>
            <text:p text:style-name="P101"><text:s text:c="8"/><text:span text:style-name="T41">a. update activity record.</text:span></text:p>
            <text:p text:style-name="P101"><text:s text:c="8"/><text:span text:style-name="T41">b</text:span>. <text:span text:style-name="T44">return to the calendar's Day View</text:span>.</text:p>
            <text:p text:style-name="P101"><text:span text:style-name="T49">6</text:span>. Upon choosing option <text:span text:style-name="T49">5</text:span>.a, a new window will open for the selected</text:p>
            <text:p text:style-name="P101"><text:s text:c="4"/>function <text:span text:style-name="T45">(refer to use-cases 3.1 and 3.3)</text:span>. However, choosing option <text:span text:style-name="T49">5</text:span>.<text:span text:style-name="T41">b</text:span> </text:p>
            <text:p text:style-name="P101"><text:s text:c="4"/>will bring the student back to th<text:span text:style-name="T45">e calendar's Day View.</text:span></text:p>
          </table:table-cell>
        </table:table-row>
        <table:table-row table:style-name="Table6.2">
          <table:table-cell table:style-name="Table6.A2" office:value-type="string">
            <text:p text:style-name="P116">Scenario 2</text:p>
            <text:p text:style-name="P101">Student <text:span text:style-name="T48">is not asked to choose certain activity</text:span></text:p>
          </table:table-cell>
          <table:table-cell table:style-name="Table6.B2" office:value-type="string">
            <text:p text:style-name="P116">1. An error window will appea<text:span text:style-name="T49">r.</text:span></text:p>
          </table:table-cell>
        </table:table-row>
      </table:table>
      <text:p text:style-name="P53"/>
      <text:p text:style-name="P53"/>
      <text:p text:style-name="P51"><text:span text:style-name="T30">Use-Case Name</text:span>:<text:tab/><text:span text:style-name="T33">3</text:span><text:span text:style-name="T34">.</text:span><text:span text:style-name="T36">3</text:span><text:span text:style-name="T34"> </text:span><text:span text:style-name="T36">Delete</text:span><text:span text:style-name="T35"> </text:span><text:span text:style-name="T36">Existing</text:span><text:span text:style-name="T35"> Activity</text:span></text:p>
      <text:p text:style-name="P51"><text:span text:style-name="T35"/></text:p>
      <text:p text:style-name="P74"><text:span text:style-name="T4">Description:<text:tab/></text:span><text:span text:style-name="T15">This Use-Cas</text:span><text:span text:style-name="T16">e involves </text:span><text:span text:style-name="T24">deleting an existing</text:span><text:span text:style-name="T22"> activity</text:span><text:span text:style-name="T17">. This function will be activated upon c</text:span><text:span text:style-name="T18">hoosing </text:span><text:span text:style-name="T22">this option on the Activity View of the calendar</text:span><text:span text:style-name="T17">.</text:span></text:p>
      <text:p text:style-name="P81"/>
      <text:p text:style-name="P87"><text:span text:style-name="T4">Preconditions:<text:tab/></text:span><text:span text:style-name="T18">The </text:span><text:span text:style-name="T22">Activity</text:span><text:span text:style-name="T19"> View of the </text:span><text:span text:style-name="T18">Calendar must be viewed properly. </text:span><text:span text:style-name="T19">The </text:span><text:span text:style-name="T24">activity that the student is going to delete must also exist</text:span><text:span text:style-name="T23">.</text:span></text:p>
      <text:p text:style-name="P67"/>
      <text:p text:style-name="P47">Flow of Events:</text:p>
      <text:p text:style-name="P47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31">Scenario Name</text:p>
            </table:table-cell>
            <table:table-cell table:style-name="Table7.B1" office:value-type="string">
              <text:p text:style-name="P131">Description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0">Scenario 1 (Basic Flow)</text:p>
            <text:p text:style-name="P101">Student <text:span text:style-name="T48">is asked to choose certain activity</text:span></text:p>
          </table:table-cell>
          <table:table-cell table:style-name="Table7.B2" office:value-type="string">
            <text:p text:style-name="P101">1. The student <text:span text:style-name="T47">chooses the Delete option in the calendar's Activity View.</text:span></text:p>
            <text:p text:style-name="P121">2. The student will be asked to choose the activity that he wants to delete.</text:p>
            <text:p text:style-name="P113"><text:span text:style-name="T49">3. </text:span>The <text:span text:style-name="T49">updated</text:span> <text:span text:style-name="T49">list of </text:span>activit<text:span text:style-name="T49">ies</text:span> will be shown in the calendar's Activity View.</text:p>
            <text:p text:style-name="P113">4. <text:span text:style-name="T40">The student may do any of the following:</text:span></text:p>
            <text:p text:style-name="P101"><text:s text:c="8"/><text:span text:style-name="T41">a. update activity record.</text:span></text:p>
            <text:p text:style-name="P101"><text:s text:c="8"/><text:span text:style-name="T41">b</text:span>. <text:span text:style-name="T44">return to the calendar's Day View</text:span>.</text:p>
            <text:p text:style-name="P101"><text:span text:style-name="T49">5</text:span>. Upon choosing option <text:span text:style-name="T49">4</text:span>.a, a new window will open for the selected</text:p>
            <text:p text:style-name="P101"><text:s text:c="4"/>function <text:span text:style-name="T45">(refer to use-cases 3.1 and 3.2)</text:span>. However, choosing option <text:span text:style-name="T49">4</text:span>.<text:span text:style-name="T41">b</text:span> </text:p>
            <text:p text:style-name="P101"><text:s text:c="4"/>will bring the student back to th<text:span text:style-name="T45">e calendar's Day View.</text:span></text:p>
          </table:table-cell>
        </table:table-row>
        <table:table-row table:style-name="Table7.2">
          <table:table-cell table:style-name="Table7.A2" office:value-type="string">
            <text:p text:style-name="P116">Scenario 2</text:p>
            <text:p text:style-name="P101">Student <text:span text:style-name="T48">is not asked to choose certain activity</text:span></text:p>
          </table:table-cell>
          <table:table-cell table:style-name="Table7.B2" office:value-type="string">
            <text:p text:style-name="P116">1. An error window will appea<text:span text:style-name="T49">r.</text:span>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User Interface Customization:</text:p>
      <text:p text:style-name="P54"/>
      <text:p text:style-name="P52"><text:span text:style-name="T30">Use-Case Name</text:span>:<text:tab/><text:span text:style-name="T37">1</text:span><text:span text:style-name="T34">.</text:span><text:span text:style-name="T37">0</text:span><text:span text:style-name="T34"> </text:span><text:span text:style-name="T37">Customize Interface</text:span></text:p>
      <text:p text:style-name="P52"/>
      <text:p text:style-name="P75"><text:span text:style-name="T4">Description:<text:tab/></text:span><text:span text:style-name="T15">This Use-Cas</text:span><text:span text:style-name="T16">e involves </text:span><text:span text:style-name="T20">different functions in </text:span><text:span text:style-name="T25">customizing user interface</text:span><text:span text:style-name="T20">. Please refer to the next use-case</text:span><text:span text:style-name="T25">s</text:span><text:span text:style-name="T20"> for specific information.</text:span></text:p>
      <text:p text:style-name="P82"/>
      <text:p text:style-name="P90"><text:span text:style-name="T31">Preconditions:<text:tab/></text:span><text:span text:style-name="T38">None</text:span></text:p>
      <text:p text:style-name="P91"><text:span text:style-name="T39"/></text:p>
      <text:p text:style-name="P55"/>
      <text:p text:style-name="P55"><text:span text:style-name="T30">Use-Case Name</text:span>:<text:tab/><text:span text:style-name="T37">1</text:span><text:span text:style-name="T34">.</text:span><text:span text:style-name="T37">0</text:span><text:span text:style-name="T34"> </text:span><text:span text:style-name="T37">Choose from Themes</text:span></text:p>
      <text:p text:style-name="P55"/>
      <text:p text:style-name="P75"><text:span text:style-name="T4">Description:<text:tab/></text:span><text:span text:style-name="T15">This Use-Cas</text:span><text:span text:style-name="T16">e involves </text:span><text:span text:style-name="T25">choosing a pre-made built-in theme from the available themes provided. </text:span><text:span text:style-name="T17">This function will be activated upon c</text:span><text:span text:style-name="T18">hoosing </text:span><text:span text:style-name="T22">this option </text:span><text:span text:style-name="T25">in the application's main interface</text:span><text:span text:style-name="T17">.</text:span></text:p>
      <text:p text:style-name="P82"/>
      <text:p text:style-name="P88"><text:span text:style-name="T4">Preconditions:<text:tab/></text:span><text:span text:style-name="T25">The application must have provided built-in themes in which the student can choose from.</text:span></text:p>
      <text:p text:style-name="P68"/>
      <text:p text:style-name="P48">Flow of Events:</text:p>
      <text:p text:style-name="P4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32">Scenario Name</text:p>
            </table:table-cell>
            <table:table-cell table:style-name="Table8.B1" office:value-type="string">
              <text:p text:style-name="P132">Description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2">Scenario 1 (Basic Flow)</text:p>
            <text:p text:style-name="P102">Student <text:span text:style-name="T48">is directed to Customize UI window</text:span></text:p>
          </table:table-cell>
          <table:table-cell table:style-name="Table8.B2" office:value-type="string">
            <text:p text:style-name="P102">1. The student <text:span text:style-name="T47">chooses the Customize option in the application's main</text:span></text:p>
            <text:p text:style-name="P102"><text:span text:style-name="T47"><text:s text:c="4"/>interface.</text:span></text:p>
            <text:p text:style-name="P108">2. <text:span text:style-name="T43">A new window will be shown</text:span>. <text:span text:style-name="T47">Here, he can view different</text:span></text:p>
            <text:p text:style-name="P108"><text:span text:style-name="T47"><text:s text:c="4"/>themes provided by the application.</text:span></text:p>
            <text:p text:style-name="P114"><text:span text:style-name="T50">3. The student may do any of the following:</text:span></text:p>
            <text:p text:style-name="P102"><text:s text:c="8"/><text:span text:style-name="T41">a. choose a new theme.</text:span></text:p>
            <text:p text:style-name="P102"><text:s text:c="8"/><text:span text:style-name="T41">b</text:span>. <text:span text:style-name="T44">return to the application's main interface</text:span>.</text:p>
            <text:p text:style-name="P102"><text:span text:style-name="T49">5</text:span>. Upon choosing option <text:span text:style-name="T50">3</text:span>.a, <text:span text:style-name="T50">the student will be redirected to the</text:span></text:p>
            <text:p text:style-name="P102"><text:span text:style-name="T50"><text:s text:c="4"/>application's main interface with the new theme applied</text:span>. However,</text:p>
            <text:p text:style-name="P102"><text:s text:c="4"/>choosing option <text:span text:style-name="T50">3</text:span>.<text:span text:style-name="T41">b</text:span> will bring the student back to th<text:span text:style-name="T45">e main interface with </text:span></text:p>
            <text:p text:style-name="P102"><text:span text:style-name="T45"><text:s text:c="4"/>nothing changed.</text:span></text:p>
          </table:table-cell>
        </table:table-row>
        <table:table-row table:style-name="Table8.2">
          <table:table-cell table:style-name="Table8.A2" office:value-type="string">
            <text:p text:style-name="P117">Scenario 2</text:p>
            <text:p text:style-name="P117">Student <text:span text:style-name="T48">is not directed to Customize UI window</text:span></text:p>
          </table:table-cell>
          <table:table-cell table:style-name="Table8.B2" office:value-type="string">
            <text:p text:style-name="P117">1. An error window will appear in place of the <text:span text:style-name="T50">Customize UI </text:span>window.</text:p>
          </table:table-cell>
        </table:table-row>
        <table:table-row table:style-name="Table8.2">
          <table:table-cell table:style-name="Table8.A2" office:value-type="string">
            <text:p text:style-name="P119">Scenario 3</text:p>
            <text:p text:style-name="P123">There are no built-in themes</text:p>
          </table:table-cell>
          <table:table-cell table:style-name="Table8.B2" office:value-type="string">
            <text:p text:style-name="P119">1. A <text:span text:style-name="T50">new window saying “No themes available” will appear.</text:span></text:p>
          </table:table-cell>
        </table:table-row>
      </table:table>
      <text:p text:style-name="P54"/>
      <text:p text:style-name="P92"><text:span text:style-name="T4">Postcondition:<text:tab/></text:span><text:span text:style-name="T25">NONE.</text:span></text:p>
      <text:p text:style-name="P24"/>
      <text:p text:style-name="P25"><text:span text:style-name="T4">Relationships:<text:tab/></text:span></text:p>
      <text:p text:style-name="P14"/>
      <text:p text:style-name="P93"><text:span text:style-name="T31">Special Requirements:</text:span></text:p>
      <text:p text:style-name="P1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1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Weng Solamo</meta:initial-creator>
    <meta:creation-date>2006-01-04T12:07:51</meta:creation-date>
    <dc:date>2014-09-30T19:35:06.137000000</dc:date>
    <dc:language>de-DE</dc:language>
    <meta:editing-cycles>33</meta:editing-cycles>
    <meta:editing-duration>PT2H39M43S</meta:editing-duration>
    <meta:document-statistic meta:table-count="8" meta:image-count="0" meta:object-count="0" meta:page-count="8" meta:paragraph-count="211" meta:word-count="1565" meta:character-count="9734" meta:non-whitespace-character-count="8116"/>
    <meta:user-defined meta:name="Info 1"/>
    <meta:user-defined meta:name="Info 2"/>
    <meta:user-defined meta:name="Info 3"/>
    <meta:user-defined meta:name="Info 4"/>
  </office:meta>
</office:document-meta>
</file>